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-color="#008000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8.854cm"/>
    </style:style>
    <style:style style:name="pr2" style:family="presentation" style:parent-style-name="Default-subtitle">
      <style:graphic-properties draw:fill-color="#ffffff" fo:min-height="12.18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507cm"/>
    </style:style>
    <style:style style:name="pr7" style:family="presentation" style:parent-style-name="Default-outline1">
      <style:graphic-properties fo:min-height="11.933cm"/>
    </style:style>
    <style:style style:name="pr8" style:family="presentation" style:parent-style-name="Default-notes">
      <style:graphic-properties draw:fill-color="#ffffff" fo:min-height="12.572cm"/>
    </style:style>
    <style:style style:name="pr9" style:family="presentation" style:parent-style-name="Default-outline1">
      <style:graphic-properties fo:min-height="13.378cm"/>
    </style:style>
    <style:style style:name="pr10" style:family="presentation" style:parent-style-name="Default-outline1">
      <style:graphic-properties fo:min-height="12.87cm"/>
    </style:style>
    <style:style style:name="pr11" style:family="presentation" style:parent-style-name="Default-outline1">
      <style:graphic-properties fo:min-height="11.93cm"/>
    </style:style>
    <style:style style:name="P1" style:family="paragraph">
      <style:text-properties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P2" style:family="paragraph">
      <style:text-properties fo:font-family="'Liberation Sans'" style:font-family-generic="swiss" style:font-pitch="variable" fo:font-size="32pt"/>
    </style:style>
    <style:style style:name="P3" style:family="paragraph">
      <style:text-properties fo:font-family="'Liberation Sans'" style:font-family-generic="swiss" style:font-pitch="variable" fo:font-size="26pt" style:font-size-asian="26pt" style:font-size-complex="26pt"/>
    </style:style>
    <style:style style:name="P4" style:family="paragraph">
      <style:paragraph-properties fo:text-align="center"/>
    </style:style>
    <style:style style:name="P5" style:family="paragraph">
      <style:text-properties fo:font-family="'Liberation Sans'" style:font-family-generic="swiss" style:font-pitch="variable" fo:font-size="20pt" style:font-size-asian="20pt" style:font-size-complex="20pt"/>
    </style:style>
    <style:style style:name="P6" style:family="paragraph">
      <style:text-properties fo:font-size="20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font-size="32pt" style:font-size-asian="32pt" style:font-size-complex="32pt"/>
    </style:style>
    <style:style style:name="T1" style:family="text">
      <style:text-properties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2" style:family="text">
      <style:text-properties fo:font-family="'Liberation Sans'" style:font-family-generic="swiss" style:font-pitch="variable" fo:font-size="32pt"/>
    </style:style>
    <style:style style:name="T3" style:family="text">
      <style:text-properties fo:font-family="'Liberation Sans'" style:font-family-generic="swiss" style:font-pitch="variable" fo:font-size="26pt" style:font-size-asian="26pt" style:font-size-complex="26pt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style:text-position="super 58%"/>
    </style:style>
    <style:style style:name="T6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7" style:family="text">
      <style:text-properties fo:font-family="'Liberation Sans'" style:font-family-generic="swiss" style:font-pitch="variable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8" style:family="text">
      <style:text-properties fo:font-family="'Liberation Sans'" style:font-family-generic="swiss" style:font-pitch="variable" fo:font-style="italic" style:font-family-asian="'Liberation Sans'" style:font-style-name-asian="Regular" style:font-family-generic-asian="swiss" style:font-style-asian="italic" style:font-family-complex="'Liberation Sans'" style:font-style-name-complex="Regular" style:font-family-generic-complex="swiss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family="'Liberation Sans'" style:font-style-name="Regular" style:font-family-generic="swiss" fo:font-weight="normal" style:font-family-asian="'Liberation Sans'" style:font-style-name-asian="Regular" style:font-family-generic-asian="swiss" style:font-weight-asian="normal" style:font-family-complex="'Liberation Sans'" style:font-style-name-complex="Regular" style:font-family-generic-complex="swiss" style:font-weight-complex="normal"/>
    </style:style>
    <style:style style:name="T12" style:family="text">
      <style:text-properties fo:font-family="'Liberation Sans'" style:font-family-generic="swiss" style:font-pitch="variable" fo:font-size="20pt" style:font-size-asian="20pt" style:font-size-complex="20pt"/>
    </style:style>
    <style:style style:name="T13" style:family="text">
      <style:text-properties fo:font-family="'Liberation Sans'" style:font-family-generic="swiss" style:font-pitch="variable" fo:font-size="20pt" fo:font-style="italic" style:font-size-asian="20pt" style:font-style-asian="italic" style:font-size-complex="20pt" style:font-style-complex="italic"/>
    </style:style>
    <style:style style:name="T14" style:family="text">
      <style:text-properties fo:font-family="'Liberation Sans'" style:font-family-generic="swiss" style:font-pitch="variable" fo:font-size="20pt" fo:font-style="normal" style:font-size-asian="20pt" style:font-style-asian="normal" style:font-size-complex="20pt" style:font-style-complex="normal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adable s-expressions</presentation:footer-decl>
      <draw:page draw:name="page1" draw:style-name="dp1" draw:master-page-name="Default" presentation:presentation-page-layout-name="AL1T0" presentation:use-footer-name="ftr1">
        <draw:frame presentation:style-name="pr1" draw:text-style-name="P1" draw:layer="layout" svg:width="25.191cm" svg:height="8.854cm" svg:x="1.466cm" svg:y="0.254cm" presentation:class="title" presentation:user-transformed="true">
          <draw:text-box>
            <text:p><text:span text:style-name="T1">Readable S-expressions:</text:span><text:span text:style-name="T1"><text:line-break/></text:span><text:span text:style-name="T1">Curly-infix-, Neoteric-, and</text:span><text:span text:style-name="T1"><text:line-break/></text:span><text:span text:style-name="T1">Sweet-expressions</text:span></text:p>
          </draw:text-box>
        </draw:frame>
        <draw:frame presentation:style-name="pr2" draw:text-style-name="P2" draw:layer="layout" svg:width="24.631cm" svg:height="12.182cm" svg:x="1.399cm" svg:y="6.715cm" presentation:class="subtitle" presentation:user-transformed="true">
          <draw:text-box>
            <text:p><text:span text:style-name="T2"/></text:p>
            <text:p><text:span text:style-name="T2"/></text:p>
            <text:p><text:span text:style-name="T2">David A. Wheeler</text:span></text:p>
            <text:p><text:span text:style-name="T2"/></text:p>
            <text:p><text:span text:style-name="T2">dwheeler @ dwheeler . com</text:span></text:p>
            <text:p><text:span text:style-name="T2"/></text:p>
            <text:p><text:span text:style-name="T2">2012-08-02</text:span></text:p>
            <text:p><text:span text:style-name="T2"/></text:p>
            <text:p><text:span text:style-name="T2">http://readable.sourceforge.ne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draw:frame presentation:style-name="pr4" draw:layer="layout" svg:width="25.191cm" svg:height="3.507cm" svg:x="1.399cm" svg:y="0.837cm" presentation:class="title">
          <draw:text-box>
            <text:p>Outline</text:p>
          </draw:text-box>
        </draw:frame>
        <draw:frame presentation:style-name="pr5" draw:layer="layout" svg:width="24.631cm" svg:height="13.632cm" svg:x="1.399cm" svg:y="4.915cm" presentation:class="outline" presentation:user-transformed="true">
          <draw:text-box>
            <text:list text:style-name="L2">
              <text:list-item>
                <text:p>Problem</text:p>
              </text:list-item>
              <text:list-item>
                <text:p>Solution: New abbreviations</text:p>
                <text:list>
                  <text:list-item>
                    <text:p>Curly-infix-expressions</text:p>
                  </text:list-item>
                  <text:list-item>
                    <text:p>Neoteric-expressions</text:p>
                  </text:list-item>
                  <text:list-item>
                    <text:p>Sweet-expressions</text:p>
                  </text:list-item>
                </text:list>
              </text:list-item>
              <text:list-item>
                <text:p>Tools</text:p>
              </text:list-item>
            </text:list>
          </draw:text-box>
        </draw:frame>
        <draw:frame draw:style-name="gr2" draw:text-style-name="P3" draw:layer="layout" svg:width="17.325cm" svg:height="2.301cm" svg:x="5.382cm" svg:y="17.003cm">
          <draw:text-box>
            <text:p><text:span text:style-name="T3">This presentation presumes you already</text:span></text:p>
            <text:p><text:span text:style-name="T3">know the basics of Lisp-based languag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>
        <draw:frame presentation:style-name="pr4" draw:layer="layout" svg:width="25.191cm" svg:height="3.507cm" svg:x="1.399cm" svg:y="0.837cm" presentation:class="title">
          <draw:text-box>
            <text:p>Problem</text:p>
          </draw:text-box>
        </draw:frame>
        <draw:frame presentation:style-name="pr5" draw:layer="layout" svg:width="24.631cm" svg:height="14.648cm" svg:x="1.399cm" svg:y="4.915cm" presentation:class="outline" presentation:user-transformed="true">
          <draw:text-box>
            <text:list text:style-name="L2">
              <text:list-item>
                <text:p>Lisps use traditional s-expression notation from 1950s</text:p>
                <text:list>
                  <text:list-item>
                    <text:p>Simple, clear, <text:span text:style-name="T4">ugly</text:span>. No infix; nonstandard calls; too many parens</text:p>
                  </text:list-item>
                  <text:list-item>
                    <text:p>The 21<text:span text:style-name="T5">st</text:span> century can have better notation than (+ 2 3)</text:p>
                  </text:list-item>
                  <text:list-item>
                    <text:p>“I've used Lisp my whole programming life and I still don't find prefix math expressions natural.” - Paul Graham</text:p>
                  </text:list-item>
                  <text:list-item>
                    <text:p>“Lisp has all the visual appeal of oatmeal with fingernail clippings mixed in.” - Larry Wall</text:p>
                  </text:list-item>
                  <text:list-item>
                    <text:p>“After 13 years of doing Lisp and 3 or 4 years of Python, I agree: I prefer writing Lisp, but Python is easier to read.” - John Wiseman</text:p>
                  </text:list-item>
                  <text:list-item>
                    <text:p>“LISP: ... <text:s/>‘Lots of Irritating Superfluous Parentheses’” - Jargon File</text:p>
                  </text:list-item>
                </text:list>
              </text:list-item>
              <text:list-item>
                <text:p>Many past efforts, but most failed to be:</text:p>
                <text:list>
                  <text:list-item>
                    <text:p>General (useful regardless of underlying semantic)</text:p>
                  </text:list-item>
                  <text:list-item>
                    <text:p>Homoiconic (underlying data structure is clear from the syntax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>
        <draw:frame presentation:style-name="pr6" draw:layer="layout" svg:width="25.191cm" svg:height="3.507cm" svg:x="1.399cm" svg:y="0.837cm" presentation:class="title">
          <draw:text-box>
            <text:p>Abbreviations</text:p>
          </draw:text-box>
        </draw:frame>
        <draw:frame presentation:style-name="pr7" draw:layer="layout" svg:width="24.631cm" svg:height="12.183cm" svg:x="1.399cm" svg:y="4.915cm" presentation:class="outline">
          <draw:text-box>
            <text:list text:style-name="L2">
              <text:list-item>
                <text:p>Lisp has, for over 50 years, had abbreviations</text:p>
                <text:list>
                  <text:list-item>
                    <text:p><text:span text:style-name="T6">'</text:span><text:span text:style-name="T7">x means (quote x)</text:span></text:p>
                  </text:list-item>
                  <text:list-item>
                    <text:p><text:span text:style-name="T7">(a b c) means (a . (b . (c . ())))</text:span></text:p>
                  </text:list-item>
                </text:list>
              </text:list-item>
              <text:list-item>
                <text:p><text:span text:style-name="T7">Takes time to learn &amp; implement abbreviations</text:span></text:p>
                <text:list>
                  <text:list-item>
                    <text:p><text:span text:style-name="T7">But if construct common, well worth it</text:span></text:p>
                  </text:list-item>
                </text:list>
              </text:list-item>
              <text:list-item>
                <text:p><text:span text:style-name="T7">Creating abbreviations to make code readable </text:span><text:span text:style-name="T8">important</text:span></text:p>
                <text:list>
                  <text:list-item>
                    <text:p><text:span text:style-name="T7">“</text:span><text:span text:style-name="T7">When you program, you spend more time reading code than writing it... a language that makes source code ugly is maddening to an exacting programmer, as clay full of lumps would be to a sculptor.”</text:span><text:span text:style-name="T7"><text:line-break/></text:span><text:span text:style-name="T7">- Paul Graham</text:span></text:p>
                  </text:list-item>
                </text:list>
              </text:list-item>
              <text:list-item>
                <text:p><text:span text:style-name="T7">Can we create new abbreviations?</text:span></text:p>
                <text:list>
                  <text:list-item>
                    <text:p><text:span text:style-name="T7">For arbitrary Lisps (Scheme, Common Lisp, Arc, Clojure, ...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>
        <draw:frame presentation:style-name="pr4" draw:layer="layout" svg:width="25.191cm" svg:height="3.507cm" svg:x="1.399cm" svg:y="0.837cm" presentation:class="title">
          <draw:text-box>
            <text:p>Readable solution</text:p>
          </draw:text-box>
        </draw:frame>
        <draw:frame presentation:style-name="pr5" draw:layer="layout" svg:width="24.631cm" svg:height="13.632cm" svg:x="1.399cm" svg:y="4.915cm" presentation:class="outline" presentation:user-transformed="true">
          <draw:text-box>
            <text:list text:style-name="L2">
              <text:list-item>
                <text:p>Add new <text:span text:style-name="T9">abbreviations</text:span></text:p>
                <text:list>
                  <text:list-item>
                    <text:p>Normally-formatted s-expressions keep working</text:p>
                  </text:list-item>
                </text:list>
              </text:list-item>
              <text:list-item>
                <text:p>Three new expression tiers:</text:p>
                <text:list>
                  <text:list-item>
                    <text:p>Curly-infix: Adds infix operations in a Lispy way</text:p>
                  </text:list-item>
                  <text:list-item>
                    <text:p>Neoteric: Curly-infix, plus f(...) maps to (f …)</text:p>
                  </text:list-item>
                  <text:list-item>
                    <text:p>Sweet: Neoteric, plus deduces parentheses from indentation (fewer parentheses needed)</text:p>
                  </text:list-item>
                </text:list>
              </text:list-item>
              <text:list-item>
                <text:p><text:span text:style-name="T10">You can </text:span><text:span text:style-name="T9">update your reader</text:span><text:span text:style-name="T10"> to support these</text:span></text:p>
              </text:list-item>
              <text:list-item>
                <text:p><text:span text:style-name="T9">General</text:span> and <text:span text:style-name="T9">homoiconic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>
        <draw:frame presentation:style-name="pr4" draw:layer="layout" svg:width="25.191cm" svg:height="3.507cm" svg:x="1.399cm" svg:y="0.837cm" presentation:class="title">
          <draw:text-box>
            <text:p>Curly-infix-expressions<text:line-break/>(c-expressions)</text:p>
          </draw:text-box>
        </draw:frame>
        <draw:frame presentation:style-name="pr5" draw:layer="layout" svg:width="24.631cm" svg:height="14.902cm" svg:x="1.399cm" svg:y="4.915cm" presentation:class="outline" presentation:user-transformed="true">
          <draw:text-box>
            <text:list text:style-name="L2">
              <text:list-item>
                <text:p>S-expressions, + curly braces {...} contain an “infix list”</text:p>
              </text:list-item>
              <text:list-item>
                <text:p>A “simple infix list” represents <text:span text:style-name="T9">one</text:span><text:span text:style-name="T10"> operation; it has</text:span>:</text:p>
                <text:list>
                  <text:list-item>
                    <text:p>An odd number of parameters</text:p>
                  </text:list-item>
                  <text:list-item>
                    <text:p>At least 3 parameters, and</text:p>
                  </text:list-item>
                  <text:list-item>
                    <text:p>All even parameters are the same symbol</text:p>
                    <text:p>… maps to “(even-param odd-params)” so {2 + 3} maps to (+ 2 3)</text:p>
                  </text:list-item>
                </text:list>
              </text:list-item>
              <text:list-item>
                <text:p>Otherwise maps to "(nfx parameters)".</text:p>
              </text:list-item>
              <text:list-item>
                <text:p>No built-in precedence, use another {…} for embedded list</text:p>
              </text:list-item>
              <text:list-item>
                <text:p>Examples:</text:p>
                <text:list>
                  <text:list-item>
                    <text:p>{n &lt;= 2} maps to (&lt;= n 2)</text:p>
                  </text:list-item>
                  <text:list-item>
                    <text:p>{2 * 3 * 4} maps to (* 2 3 4)</text:p>
                  </text:list-item>
                  <text:list-item>
                    <text:p>{2 + {3 * 4}} maps to (+ 2 (* 3 4))</text:p>
                  </text:list-item>
                  <text:list-item>
                    <text:p>{2 + 3 * 4} maps to (nfx 2 + 3 * 4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>
        <draw:frame presentation:style-name="pr6" draw:layer="layout" svg:width="25.191cm" svg:height="3.507cm" svg:x="1.399cm" svg:y="0.837cm" presentation:class="title" presentation:user-transformed="true">
          <draw:text-box>
            <text:p>Neoteric-expressions<text:line-break/>(n-expressions)</text:p>
          </draw:text-box>
        </draw:frame>
        <draw:frame presentation:style-name="pr9" draw:layer="layout" svg:width="24.631cm" svg:height="13.632cm" svg:x="1.399cm" svg:y="4.915cm" presentation:class="outline" presentation:user-transformed="true">
          <draw:text-box>
            <text:list text:style-name="L2">
              <text:list-item>
                <text:p>Includes curly-infix, adds traditional call notation:</text:p>
                <text:list>
                  <text:list-item>
                    <text:p>e(...) maps to (e ...)</text:p>
                  </text:list-item>
                  <text:list-item>
                    <text:p>e{...} maps to e({...})</text:p>
                  </text:list-item>
                  <text:list-item>
                    <text:p>e[...] maps to (bracketaccess e …)</text:p>
                  </text:list-item>
                  <text:list-item>
                    <text:p>unprefixed "( . e)" maps to e</text:p>
                  </text:list-item>
                </text:list>
              </text:list-item>
              <text:list-item>
                <text:p>Examples:</text:p>
                <text:list>
                  <text:list-item>
                    <text:p>f(1 2) maps to (f 1 2)</text:p>
                  </text:list-item>
                  <text:list-item>
                    <text:p>f{n - 1} maps to f({n - 1}) which maps to (f (- n 1)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>
        <draw:frame presentation:style-name="pr4" draw:layer="layout" svg:width="25.191cm" svg:height="3.507cm" svg:x="1.399cm" svg:y="0.837cm" presentation:class="title">
          <draw:text-box>
            <text:p>Basic Sweet-expressions<text:line-break/>(t-expressions)</text:p>
          </draw:text-box>
        </draw:frame>
        <draw:frame presentation:style-name="pr10" draw:layer="layout" svg:width="24.631cm" svg:height="14.394cm" svg:x="1.399cm" svg:y="4.915cm" presentation:class="outline" presentation:user-transformed="true">
          <draw:text-box>
            <text:list text:style-name="L2">
              <text:list-item>
                <text:p>Includes neoteric-expressions, and deduces parentheses from indentation</text:p>
                <text:list>
                  <text:list-item>
                    <text:p>An indented line is a parameter of its parent</text:p>
                  </text:list-item>
                  <text:list-item>
                    <text:p>Later terms on a line are parameters of the first term</text:p>
                  </text:list-item>
                  <text:list-item>
                    <text:p>A line with exactly one term, and no child lines, is that term; multiple terms are wrapped into a list</text:p>
                  </text:list-item>
                  <text:list-item>
                    <text:p>An empty line ends the expression</text:p>
                  </text:list-item>
                  <text:list-item>
                    <text:p>Empty lines before expressions are ignored</text:p>
                  </text:list-item>
                  <text:list-item>
                    <text:p>No indentation processing inside ( ), [ ], and { }</text:p>
                  </text:list-item>
                </text:list>
              </text:list-item>
              <text:list-item>
                <text:p>Stop “Lots of Irritating Superfluous Parentheses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>
        <draw:frame presentation:style-name="pr4" draw:layer="layout" svg:width="25.191cm" svg:height="3.507cm" svg:x="1.399cm" svg:y="0.837cm" presentation:class="title">
          <draw:text-box>
            <text:p>Sweet-expression Example #1</text:p>
          </draw:text-box>
        </draw:frame>
        <draw:frame presentation:style-name="pr10" draw:layer="layout" svg:width="14.219cm" svg:height="13.124cm" svg:x="6.094cm" svg:y="4.915cm" presentation:class="outline" presentation:user-transformed="true">
          <draw:text-box>
            <text:list text:style-name="L2">
              <text:list-header>
                <text:p>define factorial(n)</text:p>
                <text:p><text:s text:c="4"/>if {n &lt;= 1}</text:p>
                <text:p><text:s text:c="8"/>1</text:p>
                <text:p><text:s text:c="8"/>{n * factorial{n – 1}}</text:p>
                <text:p><text:span text:style-name="T11"/></text:p>
                <text:p>(define (factorial n)</text:p>
                <text:p><text:s text:c="2"/>(if (&lt;= n 1)</text:p>
                <text:p><text:s text:c="4"/>1</text:p>
                <text:p><text:s text:c="4"/>(* n (factorial (- n 1)))))</text:p>
              </text:list-header>
            </text:list>
          </draw:text-box>
        </draw:frame>
        <draw:custom-shape draw:style-name="gr3" draw:text-style-name="P4" draw:layer="layout" svg:width="2.29cm" svg:height="1.781cm" svg:x="10.156cm" svg:y="10.66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9.388cm" svg:height="0.963cm" svg:x="15.748cm" svg:y="4.117cm">
          <draw:text-box>
            <text:p>Traditional function call notation</text:p>
          </draw:text-box>
        </draw:frame>
        <draw:line draw:style-name="gr4" draw:text-style-name="P4" draw:layer="layout" svg:x1="16.002cm" svg:y1="4.572cm" svg:x2="14.478cm" svg:y2="5.08cm">
          <text:p/>
        </draw:line>
        <draw:frame draw:style-name="gr2" draw:layer="layout" svg:width="3.986cm" svg:height="2.387cm" svg:x="1.348cm" svg:y="7.874cm">
          <draw:text-box>
            <text:p>Indentation</text:p>
            <text:p>deduces</text:p>
            <text:p>parentheses</text:p>
          </draw:text-box>
        </draw:frame>
        <draw:line draw:style-name="gr4" draw:text-style-name="P4" draw:layer="layout" svg:x1="4.826cm" svg:y1="8.382cm" svg:x2="7.62cm" svg:y2="7.62cm">
          <text:p/>
        </draw:line>
        <draw:frame draw:style-name="gr2" draw:layer="layout" svg:width="3.99cm" svg:height="0.963cm" svg:x="14.488cm" svg:y="6.403cm">
          <draw:text-box>
            <text:p>Finally! Infix!</text:p>
          </draw:text-box>
        </draw:frame>
        <draw:line draw:style-name="gr4" draw:text-style-name="P4" draw:layer="layout" svg:x1="14.488cm" svg:y1="6.858cm" svg:x2="12.446cm" svg:y2="7.112cm">
          <text:p/>
        </draw:line>
        <draw:frame draw:style-name="gr5" draw:text-style-name="P5" draw:layer="layout" svg:width="17.355cm" svg:height="1.038cm" svg:x="5.598cm" svg:y="18.796cm">
          <draw:text-box>
            <text:p text:style-name="P5"><text:span text:style-name="T12">A sweet-expression reader would accept </text:span><text:span text:style-name="T13">either</text:span><text:span text:style-name="T14"> forma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>
        <draw:frame presentation:style-name="pr6" draw:layer="layout" svg:width="25.191cm" svg:height="3.507cm" svg:x="1.399cm" svg:y="0.837cm" presentation:class="title">
          <draw:text-box>
            <text:p>Sweet-expression Example #2</text:p>
          </draw:text-box>
        </draw:frame>
        <draw:frame presentation:style-name="pr7" draw:layer="layout" svg:width="24.631cm" svg:height="12.183cm" svg:x="1.399cm" svg:y="4.915cm" presentation:class="outline">
          <draw:text-box>
            <text:list text:style-name="L2">
              <text:list-header>
                <text:p>define long-and-boring?(x)</text:p>
                <text:p><text:s text:c="4"/>cond</text:p>
                <text:p><text:s text:c="8"/>not(pair?(x))<text:tab/><text:tab/><text:tab/><text:tab/><text:tab/><text:tab/><text:tab/>#f</text:p>
                <text:p><text:s text:c="8"/>not(list?(x))<text:tab/><text:tab/><text:tab/><text:tab/><text:tab/><text:tab/><text:tab/>#f</text:p>
                <text:p><text:s text:c="8"/>{length(x) &lt; boring-length}<text:tab/>#f</text:p>
                <text:p><text:s text:c="8"/>#t<text:tab/><text:tab/><text:tab/><text:tab/><text:tab/><text:tab/><text:tab/><text:tab/><text:tab/><text:tab/><text:tab/>boring?(x)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>
        <draw:frame presentation:style-name="pr6" draw:layer="layout" svg:width="25.191cm" svg:height="3.507cm" svg:x="1.399cm" svg:y="0.837cm" presentation:class="title">
          <draw:text-box>
            <text:p>Sweet-expression Example #3</text:p>
          </draw:text-box>
        </draw:frame>
        <draw:frame presentation:style-name="pr7" draw:text-style-name="P7" draw:layer="layout" svg:width="24.631cm" svg:height="12.183cm" svg:x="1.399cm" svg:y="4.915cm" presentation:class="outline" presentation:user-transformed="true">
          <draw:text-box>
            <text:list text:style-name="L2">
              <text:list-header>
                <text:p><text:span text:style-name="T15">define unit-list(x)</text:span></text:p>
                <text:list>
                  <text:list-header>
                    <text:p><text:span text:style-name="T15">cond</text:span></text:p>
                    <text:list>
                      <text:list-header>
                        <text:p><text:span text:style-name="T15">null?(x) <text:s text:c="3"/>'()</text:span></text:p>
                        <text:p><text:span text:style-name="T15">pair?(x)</text:span></text:p>
                        <text:p><text:span text:style-name="T15">if null?(cdr(x))</text:span></text:p>
                        <text:list>
                          <text:list-header>
                            <text:p><text:span text:style-name="T15">unit car(x)</text:span></text:p>
                            <text:p><text:span text:style-name="T15">append unit(car(x)) LISTSPACE unit-list(cdr(x))</text:span></text:p>
                          </text:list-header>
                        </text:list>
                        <text:p><text:span text:style-name="T15">#t <text:s/>append(LISTSP.SP unit(x))</text:span></text:p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>
        <draw:frame presentation:style-name="pr4" draw:layer="layout" svg:width="25.191cm" svg:height="3.507cm" svg:x="1.399cm" svg:y="0.837cm" presentation:class="title" presentation:user-transformed="true">
          <draw:text-box>
            <text:p>Sweet-expression Refinements (1)</text:p>
          </draw:text-box>
        </draw:frame>
        <draw:frame presentation:style-name="pr11" draw:layer="layout" svg:width="24.631cm" svg:height="12.183cm" svg:x="1.399cm" svg:y="4.915cm" presentation:class="outline" presentation:user-transformed="true">
          <draw:text-box>
            <text:list text:style-name="L2">
              <text:list-item>
                <text:p>;-comment-only-lines completely ignored</text:p>
                <text:list>
                  <text:list-item>
                    <text:p>Even indentation irrelevant</text:p>
                  </text:list-item>
                  <text:list-item>
                    <text:p>Useful to “separate” lines without ending whole expression</text:p>
                  </text:list-item>
                </text:list>
              </text:list-item>
              <text:list-item>
                <text:p>Indents: one-or-more space, tab, and/or !</text:p>
                <text:list>
                  <text:list-item>
                    <text:p>A line with only indentation is an empty line</text:p>
                  </text:list-item>
                  <text:list-item>
                    <text:p>If an expression *starts* indented, then indentation disabled</text:p>
                  </text:list-item>
                  <text:list-item>
                    <text:p>“!” is surprising, but solves past problems with indentation-sensitive syntaxes &amp; enables highligh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>
        <draw:frame presentation:style-name="pr4" draw:layer="layout" svg:width="25.191cm" svg:height="3.507cm" svg:x="1.399cm" svg:y="0.837cm" presentation:class="title" presentation:user-transformed="true">
          <draw:text-box>
            <text:p>Sweet-expression Refinements (2)</text:p>
          </draw:text-box>
        </draw:frame>
        <draw:frame presentation:style-name="pr11" draw:layer="layout" svg:width="24.631cm" svg:height="13.881cm" svg:x="1.399cm" svg:y="4.915cm" presentation:class="outline" presentation:user-transformed="true">
          <draw:text-box>
            <text:list text:style-name="L2">
              <text:list-item>
                <text:p>A \\ (aka SPLIT) between datums starts new line at current indentation</text:p>
              </text:list-item>
              <text:list-item>
                <text:p>A \\ after indent (aka GROUP) represents no symbol</text:p>
                <text:list>
                  <text:list-item>
                    <text:p>Useful for lists of lists</text:p>
                  </text:list-item>
                </text:list>
              </text:list-item>
              <text:list-item>
                <text:p>A $ (aka SUBLIST) in the middle of list restarts list processing (Haskell-like)</text:p>
                <text:list>
                  <text:list-item>
                    <text:p>Right-hand-side (including sub-blocks) is the last parameter of left-hand side</text:p>
                  </text:list-item>
                </text:list>
              </text:list-item>
              <text:list-item>
                <text:p>Leading quote (etc.), followed by space or tab, quotes res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>
        <draw:frame presentation:style-name="pr6" draw:layer="layout" svg:width="25.191cm" svg:height="3.507cm" svg:x="1.399cm" svg:y="0.837cm" presentation:class="title" presentation:user-transformed="true">
          <draw:text-box>
            <text:p>Example with let*</text:p>
          </draw:text-box>
        </draw:frame>
        <draw:frame presentation:style-name="pr7" draw:text-style-name="P8" draw:layer="layout" svg:width="24.631cm" svg:height="12.183cm" svg:x="1.399cm" svg:y="4.915cm" presentation:class="outline" presentation:user-transformed="true">
          <draw:text-box>
            <text:list text:style-name="L2">
              <text:list-header>
                <text:p><text:span text:style-name="T16">let*</text:span></text:p>
                <text:list>
                  <text:list-header>
                    <text:p><text:span text:style-name="T16">\\</text:span></text:p>
                    <text:list>
                      <text:list-header>
                        <text:p><text:span text:style-name="T16">myprefix getdent(x)</text:span></text:p>
                        <text:p><text:span text:style-name="T16">newdent process(myprefix)</text:span></text:p>
                      </text:list-header>
                    </text:list>
                    <text:p><text:span text:style-name="T16">append newdent</text:span></text:p>
                    <text:list>
                      <text:list-header>
                        <text:p><text:span text:style-name="T16">sweeten-top cadr(x) indent newdent</text:span></text:p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>
        <draw:frame presentation:style-name="pr6" draw:layer="layout" svg:width="25.191cm" svg:height="3.507cm" svg:x="1.399cm" svg:y="0.837cm" presentation:class="title" presentation:user-transformed="true">
          <draw:text-box>
            <text:p>Tools available</text:p>
          </draw:text-box>
        </draw:frame>
        <draw:frame presentation:style-name="pr7" draw:layer="layout" svg:width="24.631cm" svg:height="12.183cm" svg:x="1.399cm" svg:y="4.915cm" presentation:class="outline" presentation:user-transformed="true">
          <draw:text-box>
            <text:list text:style-name="L2">
              <text:list-item>
                <text:p>unsweeten: Translate sweet-expressions to s-expressions</text:p>
                <text:list>
                  <text:list-item>
                    <text:p>Can use in makefiles</text:p>
                  </text:list-item>
                </text:list>
              </text:list-item>
              <text:list-item>
                <text:p>sweeten: Translate s-expression to sweet-expressions</text:p>
                <text:list>
                  <text:list-item>
                    <text:p>Simplifies transition</text:p>
                  </text:list-item>
                </text:list>
              </text:list-item>
              <text:list-item>
                <text:p>sweet-run: Translate and run sweet-expression script</text:p>
                <text:list>
                  <text:list-item>
                    <text:p>Can use guile, scsh, clisp, ...</text:p>
                  </text:list-item>
                </text:list>
              </text:list-item>
              <text:list-item>
                <text:p>neoteric-guile: Run guile using neoteric-expressions</text:p>
              </text:list-item>
              <text:list-item>
                <text:p>sweet-guile: Run guile using sweet-express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>
        <draw:frame presentation:style-name="pr4" draw:layer="layout" svg:width="25.191cm" svg:height="3.507cm" svg:x="1.399cm" svg:y="0.837cm" presentation:class="title" presentation:user-transformed="true">
          <draw:text-box>
            <text:p>Conclusions</text:p>
          </draw:text-box>
        </draw:frame>
        <draw:frame presentation:style-name="pr11" draw:layer="layout" svg:width="24.631cm" svg:height="12.183cm" svg:x="1.399cm" svg:y="4.915cm" presentation:class="outline" presentation:user-transformed="true">
          <draw:text-box>
            <text:list text:style-name="L2">
              <text:list-item>
                <text:p>The “readable” notations make source code much more readable &amp; easy to understand</text:p>
              </text:list-item>
              <text:list-item>
                <text:p>Three tiers</text:p>
                <text:list>
                  <text:list-item>
                    <text:p>Curly-infix-expressions</text:p>
                  </text:list-item>
                  <text:list-item>
                    <text:p>Neoteric-expressions</text:p>
                  </text:list-item>
                  <text:list-item>
                    <text:p>Sweet-expressions</text:p>
                  </text:list-item>
                </text:list>
              </text:list-item>
              <text:list-item>
                <text:p>More info &amp; implementation:</text:p>
                <text:list>
                  <text:list-header>
                    <text:p>http://readable.sourceforge.net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>
        <draw:frame presentation:style-name="pr4" draw:layer="layout" svg:width="25.191cm" svg:height="3.507cm" svg:x="1.399cm" svg:y="0.837cm" presentation:class="title" presentation:user-transformed="true">
          <draw:text-box>
            <text:p>Released under CC-BY</text:p>
          </draw:text-box>
        </draw:frame>
        <draw:frame presentation:style-name="pr11" draw:layer="layout" svg:width="24.631cm" svg:height="12.183cm" svg:x="1.399cm" svg:y="4.915cm" presentation:class="outline" presentation:user-transformed="true">
          <draw:text-box>
            <text:list text:style-name="L2">
              <text:list-item>
                <text:p>This presentation is released under the Creative Commons Attribution 3.0 Unported license (CC BY 3.0)</text:p>
              </text:list-item>
              <text:list-item>
                <text:p>You may share, remix, and make commercial use of the work, as long as you give attribution to “David A. Wheeler”.</text:p>
              </text:list-item>
              <text:list-item>
                <text:p>http://creativecommons.org/licenses/by/3.0/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Ellipsoid_20_blue_20_grey_2f_light_20_blu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Ellipsoid_20_blue_20_grey_2f_light_20_blu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01T21:39:17.95</meta:creation-date>
    <dc:date>2012-08-02T08:55:14.70</dc:date>
    <meta:editing-duration>PT7H3S</meta:editing-duration>
    <meta:editing-cycles>48</meta:editing-cycles>
    <meta:generator>LibreOffice/3.5$Windows_x86 LibreOffice_project/7122e39-92ed229-498d286-15e43b4-d70da21</meta:generator>
    <meta:document-statistic meta:object-count="98"/>
  </office:meta>
</office:document-meta>
</file>